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04ed" officeooo:paragraph-rsid="000f04ed"/>
    </style:style>
    <style:style style:name="P2" style:family="paragraph" style:parent-style-name="Standard">
      <style:paragraph-properties fo:text-align="start" style:justify-single-word="false"/>
      <style:text-properties officeooo:rsid="000f04ed" officeooo:paragraph-rsid="000f04ed"/>
    </style:style>
    <style:style style:name="P3" style:family="paragraph" style:parent-style-name="Standard">
      <style:paragraph-properties fo:text-align="start" style:justify-single-word="false"/>
      <style:text-properties officeooo:rsid="00101fc2" officeooo:paragraph-rsid="00101fc2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0f04ed" officeooo:paragraph-rsid="000f04e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101fc2" officeooo:paragraph-rsid="00101fc2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0f04ed" officeooo:paragraph-rsid="000f04e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NUAL TECNICO</text:p>
      <text:p text:style-name="P1"/>
      <text:p text:style-name="P4">IDE:</text:p>
      <text:p text:style-name="P2"/>
      <text:p text:style-name="P2"><text:tab/>Netbeans 8.2</text:p>
      <text:p text:style-name="P2"/>
      <text:p text:style-name="P5">Version de JAVA:</text:p>
      <text:p text:style-name="P3"/>
      <text:p text:style-name="P3"><text:tab/>java version "1.8.0_201"</text:p>
      <text:p text:style-name="P2"/>
      <text:p text:style-name="P4">Clases:</text:p>
      <text:p text:style-name="P2"/>
      <text:p text:style-name="P2"><text:tab/>PAQUETE: AccionesComputadora</text:p>
      <text:p text:style-name="P2"><text:tab/><text:tab/>InteligenciaArtifical.java</text:p>
      <text:p text:style-name="P2"><text:tab/>PAQUETE: Pollitos</text:p>
      <text:p text:style-name="P2"><text:tab/><text:tab/>AccionesOnline.java</text:p>
      <text:p text:style-name="P2"><text:tab/><text:tab/>ArchivoConfiguracion.java</text:p>
      <text:p text:style-name="P2"><text:tab/><text:tab/>Auxiliar.java</text:p>
      <text:p text:style-name="P2"><text:tab/><text:tab/>DatosAcciones.java</text:p>
      <text:p text:style-name="P2"><text:tab/><text:tab/>DatosGuardados.java</text:p>
      <text:p text:style-name="P2"><text:tab/><text:tab/>DatosImpactos.java</text:p>
      <text:p text:style-name="P2"><text:tab/><text:tab/>Impactos.java</text:p>
      <text:p text:style-name="P2"><text:tab/><text:tab/>Juego.java</text:p>
      <text:p text:style-name="P2"><text:tab/><text:tab/>Jugadores.java</text:p>
      <text:p text:style-name="P2"><text:tab/><text:tab/>Mapa.java</text:p>
      <text:p text:style-name="P2"><text:tab/><text:tab/>MapaPNeutrales.java</text:p>
      <text:p text:style-name="P2"><text:tab/><text:tab/>NavesCamino.java</text:p>
      <text:p text:style-name="P2"><text:tab/><text:tab/>Online.java</text:p>
      <text:p text:style-name="P2"><text:tab/><text:tab/>Planetas.java</text:p>
      <text:p text:style-name="P2"><text:tab/><text:tab/>PlanetasNuetrales.java</text:p>
      <text:p text:style-name="P2"><text:tab/><text:tab/>Replay.java</text:p>
      <text:p text:style-name="P2"><text:tab/><text:tab/>Resultados.java</text:p>
      <text:p text:style-name="P2"><text:tab/><text:tab/>ResumenTurno.java</text:p>
      <text:p text:style-name="P2"><text:tab/><text:tab/>Turnos.java</text:p>
      <text:p text:style-name="P2"><text:tab/>PAQUETE: gramaticas</text:p>
      <text:p text:style-name="P2"><text:tab/><text:tab/>AnalizadorLexico.java</text:p>
      <text:p text:style-name="P2"><text:tab/><text:tab/>LexerCreacionMapa.flex</text:p>
      <text:p text:style-name="P2"><text:tab/><text:tab/>SintaxCreacionMapa.cup</text:p>
      <text:p text:style-name="P2"><text:tab/><text:tab/>SintaxCreacionMapa.java</text:p>
      <text:p text:style-name="P2"><text:tab/><text:tab/>sym.java</text:p>
      <text:p text:style-name="P2"><text:tab/>PAQUETE: gramaticas2</text:p>
      <text:p text:style-name="P2"><text:tab/><text:tab/>AnalizadorLexico2.java</text:p>
      <text:p text:style-name="P2"><text:tab/><text:tab/>LexerGuardarPartida.flex</text:p>
      <text:p text:style-name="P2"><text:tab/><text:tab/>SintaxGuardarPartida.cup</text:p>
      <text:p text:style-name="P2"><text:tab/><text:tab/>SintaxGuardarPartida.java</text:p>
      <text:p text:style-name="P2"><text:tab/><text:tab/>sym.java</text:p>
      <text:p text:style-name="P2"><text:tab/>PAQUETE: gramaticas3</text:p>
      <text:p text:style-name="P2"><text:tab/><text:tab/>AnalizadorLexico3.java</text:p>
      <text:p text:style-name="P2"><text:soft-page-break/><text:tab/><text:tab/>LexerReplay.flex</text:p>
      <text:p text:style-name="P2"><text:tab/><text:tab/>SintaxReplay.cup</text:p>
      <text:p text:style-name="P2"><text:tab/><text:tab/>SintaxReplay.java</text:p>
      <text:p text:style-name="P2"><text:tab/><text:tab/>sym.java<text:tab/></text:p>
      <text:p text:style-name="P2"/>
      <text:p text:style-name="P2"><text:tab/>PAQUETE: gramaticas4</text:p>
      <text:p text:style-name="P2"><text:tab/><text:tab/>AnalizadorLexico4.java</text:p>
      <text:p text:style-name="P2"><text:tab/><text:tab/>LexerOnline.flex</text:p>
      <text:p text:style-name="P2"><text:tab/><text:tab/>SintaxOnline.cup</text:p>
      <text:p text:style-name="P2"><text:tab/><text:tab/>SintaxOnline.java</text:p>
      <text:p text:style-name="P2"><text:tab/><text:tab/>sym.java</text:p>
      <text:p text:style-name="P2"><text:tab/>PAQUETE: interfaz</text:p>
      <text:p text:style-name="P2"><text:tab/><text:tab/>AdderOnline.java</text:p>
      <text:p text:style-name="P2"><text:tab/><text:tab/>CaracteristicasJugador.java</text:p>
      <text:p text:style-name="P2"><text:tab/><text:tab/>ConectadosOnline.java</text:p>
      <text:p text:style-name="P2"><text:tab/><text:tab/>EstadisticasFinales.java</text:p>
      <text:p text:style-name="P2"><text:tab/><text:tab/>FlotasEnviadas.java</text:p>
      <text:p text:style-name="P2"><text:tab/><text:tab/>HostOnline.java</text:p>
      <text:p text:style-name="P2"><text:tab/><text:tab/>InformacionPlaneta.java</text:p>
      <text:p text:style-name="P2"><text:tab/><text:tab/>InterfazGuardar.java</text:p>
      <text:p text:style-name="P2"><text:tab/><text:tab/>UbicacionPlanetas.java</text:p>
      <text:p text:style-name="P2"><text:tab/><text:tab/>VentanaNuevoJuego.java</text:p>
      <text:p text:style-name="P2"><text:tab/><text:tab/>VentanaPrincipal.java</text:p>
      <text:p text:style-name="P2"><text:tab/>PAQUETE: mapa</text:p>
      <text:p text:style-name="P2"><text:tab/><text:tab/>CondicionesIniciales.java</text:p>
      <text:p text:style-name="P2"><text:tab/><text:tab/>CreacionJSON.java</text:p>
      <text:p text:style-name="P2"><text:tab/><text:tab/>CreacionMapa.java</text:p>
      <text:p text:style-name="P2"><text:tab/><text:tab/>GuardarPartida.java</text:p>
      <text:p text:style-name="P2"><text:tab/><text:tab/>Jugabilidad.java</text:p>
      <text:p text:style-name="P2"><text:tab/><text:tab/>MedicionDistancias.java</text:p>
      <text:p text:style-name="P2"><text:tab/><text:tab/>MensajesEmergentes.java</text:p>
      <text:p text:style-name="P2"><text:tab/><text:tab/>MiniMapa.java</text:p>
      <text:p text:style-name="P2"><text:tab/>PAQUETE: online</text:p>
      <text:p text:style-name="P2"><text:tab/><text:tab/>AccionesImpactos.java</text:p>
      <text:p text:style-name="P2"><text:tab/><text:tab/>AccionesMovimientos.java</text:p>
      <text:p text:style-name="P2"><text:tab/><text:tab/>Cliente.java</text:p>
      <text:p text:style-name="P2"><text:tab/><text:tab/>Enlace.java</text:p>
      <text:p text:style-name="P2"><text:tab/><text:tab/>Servidor.java</text:p>
      <text:p text:style-name="P2"><text:tab/><text:tab/>Validaciones.java</text:p>
      <text:p text:style-name="P2"><text:tab/>PAQUETE: principal</text:p>
      <text:p text:style-name="P2"><text:tab/><text:tab/>main.java</text:p>
      <text:p text:style-name="P2"><text:tab/>PAQUETE: replay</text:p>
      <text:p text:style-name="P2"><text:tab/><text:tab/>AccionesFlotas.java</text:p>
      <text:p text:style-name="P2"><text:tab/><text:tab/>AccionesImpacto.java</text:p>
      <text:p text:style-name="P2"><text:tab/><text:tab/>AccionesResumen.java</text:p>
      <text:p text:style-name="P2"><text:tab/><text:tab/>AccionesTurno.java</text:p>
      <text:p text:style-name="P2"><text:tab/><text:tab/>CreacionArchivoREPLAY.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3:21:04.855821854</meta:creation-date>
    <dc:date>2020-03-31T13:34:42.775137840</dc:date>
    <meta:editing-duration>PT15S</meta:editing-duration>
    <meta:editing-cycles>1</meta:editing-cycles>
    <meta:document-statistic meta:table-count="0" meta:image-count="0" meta:object-count="0" meta:page-count="2" meta:paragraph-count="88" meta:word-count="105" meta:character-count="1704" meta:non-whitespace-character-count="1531"/>
    <meta:generator>LibreOffice/6.0.7.3$Linux_X86_64 LibreOffice_project/00m0$Build-3</meta:generator>
  </office:meta>
</office:document-meta>
</file>